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6.75cm" fo:min-width="8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7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759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7cm" svg:x="10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cm" svg:height="0.5cm" svg:x="11.25cm" svg:y="12cm">
          <text:p text:style-name="P2"><text:span text:style-name="T1">Cold list</text:span><text:span text:style-name="T2"> (shifting candidate 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0.5cm" svg:x="1.5cm" svg:y="7.5cm">
          <text:p text:style-name="P4"><text:span text:style-name="T2">Push list (no more expans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0.5cm" svg:x="11.25cm" svg:y="7.5cm">
          <text:p text:style-name="P4"><text:span text:style-name="T2">Hot list (shifting candidate 1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75cm" svg:y1="12cm" svg:x2="11.75cm" svg:y2="8cm">
          <text:p/>
        </draw:line>
        <draw:frame draw:style-name="gr4" draw:text-style-name="P6" draw:layer="layout" svg:width="7.5cm" svg:height="3.009cm" svg:x="11.75cm" svg:y="8.5cm">
          <draw:text-box>
            <text:p><text:span text:style-name="T3">The scanning shifter:</text:span></text:p>
            <text:list text:style-name="L1">
              <text:list-item>
                <text:p><text:span text:style-name="T3">Shifts 1 token from the cold list.</text:span></text:p>
              </text:list-item>
              <text:list-item>
                <text:p><text:span text:style-name="T3">Yielding it if found in the active names or if it’s not a macro name.</text:span></text:p>
              </text:list-item>
              <text:list-item>
                <text:p><text:span text:style-name="T3">Otherwise expanding it if it is, then puts the expansion in the hotlist, then ...</text:span></text:p>
              </text:list-item>
            </text:list>
          </draw:text-box>
        </draw:frame>
        <draw:line draw:style-name="gr5" draw:text-style-name="P5" draw:layer="layout" svg:x1="11.75cm" svg:y1="6.5cm" svg:x2="11.75cm" svg:y2="2.5cm">
          <text:p/>
        </draw:line>
        <draw:custom-shape draw:style-name="gr2" draw:text-style-name="P3" draw:layer="layout" svg:width="8cm" svg:height="0.5cm" svg:x="11.25cm" svg:y="2cm">
          <text:p text:style-name="P4"><text:span text:style-name="T2">Nested hot list (shifting candidate 1--)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3.25cm" svg:x="11.75cm" svg:y="3cm">
          <draw:text-box>
            <text:p><text:span text:style-name="T3">... then:</text:span></text:p>
            <text:list text:style-name="L1">
              <text:list-item>
                <text:p><text:span text:style-name="T3">Yielding-From an invocation of itself over the (outer) hotlist, by taking the previous context entirely as a cold list,</text:span></text:p>
              </text:list-item>
              <text:list-item>
                <text:p><text:span text:style-name="T4">Establishing a new ‘nested’ hotlist, and perform further recursive call as necessary.</text:span></text:p>
              </text:list-item>
            </text:list>
          </draw:text-box>
        </draw:frame>
        <draw:frame draw:style-name="gr7" draw:text-style-name="P6" draw:layer="layout" svg:width="9cm" svg:height="3.75cm" svg:x="1.25cm" svg:y="8.25cm">
          <draw:text-box>
            <text:p><text:span text:style-name="T4">The yielded elements are pushed onto this push list. </text:span></text:p>
            <text:p><text:span text:style-name="T4"/></text:p>
            <text:p><text:span text:style-name="T4">The pre-processing shifter (hence the ppshifter) shifts tokens from this list, and invokes the scanning shifter whenever it’s empty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华文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07:42:20.149451668</meta:creation-date>
    <dc:date>2026-03-27T10:03:37.701060716</dc:date>
    <meta:editing-duration>PT45M4S</meta:editing-duration>
    <meta:editing-cycles>15</meta:editing-cycles>
    <meta:generator>LibreOffice/24.8.3.2$MacOSX_AARCH64 LibreOffice_project/48a6bac9e7e268aeb4c3483fcf825c94556d9f92</meta:generator>
    <meta:document-statistic meta:object-count="10"/>
  </office:meta>
</office:document-meta>
</file>